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2">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de slippery character of Hague, who had left the city and was rumored to be back in England attemptin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2">, 2 vols. (Washington, D.C., 1897), I, 552-55, 564. See also Joanne Loewe Neel, </text:span><text:span text:style-name="T1">Phineas Bond</text:span><text:span text:style-name="T2">: </text:span><text:span text:style-name="T1">A Study in Anglo-American Relations</text:span><text:span text:style-name="T2">,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ecceed.”<text:note text:id="ftn2" text:note-class="footnote"><text:note-citation>2</text:note-citation><text:note-body><text:p text:style-name="P11">The Statutes at Large of Pennsylvania from 1682 to 1801, 16 vols.<text:span text:style-name="T2">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a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a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2">(Baltimore, 1979), 273-96; E. James Ferguson, </text:span><text:span text:style-name="T1">The Power of the Purser</text:span><text:span text:style-name="T2">: </text:span><text:span text:style-name="T1">A History of American Public Finance</text:span><text:span text:style-name="T2">,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2">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2"><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text:p>
      <text:p text:style-name="P1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8T14:49:53</meta:creation-date>
    <meta:editing-duration>P1DT1H25M8S</meta:editing-duration>
    <meta:editing-cycles>6</meta:editing-cycles>
    <meta:generator>LibreOffice/3.3$Unix LibreOffice_project/330m19$Build-8</meta:generator>
    <dc:date>2012-08-29T16:17:52</dc:date>
    <meta:document-statistic meta:table-count="0" meta:image-count="0" meta:object-count="0" meta:page-count="4" meta:paragraph-count="23" meta:word-count="2226" meta:character-count="14662"/>
  </office:meta>
</office:document-meta>
</file>